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ne_vs_al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Classifier</text:p>
          </table:table-cell>
          <table:table-cell table:style-name="ce1" office:value-type="string" calcext:value-type="string" table:number-columns-spanned="1" table:number-rows-spanned="2">
            <text:p>Feature Selection</text:p>
          </table:table-cell>
          <table:table-cell table:style-name="ce1" office:value-type="string" calcext:value-type="string" table:number-columns-spanned="1" table:number-rows-spanned="2">
            <text:p>Feature Reduction</text:p>
          </table:table-cell>
          <table:table-cell table:style-name="ce5" office:value-type="string" calcext:value-type="string" table:number-columns-spanned="1" table:number-rows-spanned="2">
            <text:p>Target Class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Precision</text:p>
          </table:table-cell>
        </table:table-row>
        <table:table-row table:style-name="ro2">
          <table:table-cell table:style-name="ce3" office:value-type="string" calcext:value-type="string">
            <text:p>minimum distance euclidea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“Blues”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table:style-name="ce3" office:value-type="string" calcext:value-type="string">
            <text:p>minimum distance euclidean</text:p>
          </table:table-cell>
          <table:table-cell office:value-type="string" calcext:value-type="string">
            <text:p>Yes, 136 compone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“Blues”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table:style-name="ce3" office:value-type="string" calcext:value-type="string">
            <text:p>minimum distance euclidean</text:p>
          </table:table-cell>
          <table:table-cell office:value-type="string" calcext:value-type="string">
            <text:p>Yes, 136 components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“Blues”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table:style-name="ce3" office:value-type="string" calcext:value-type="string">
            <text:p>minimum distance euclidean</text:p>
          </table:table-cell>
          <table:table-cell/>
          <table:table-cell office:value-type="string" calcext:value-type="string">
            <text:p>LDA</text:p>
          </table:table-cell>
          <table:table-cell office:value-type="string" calcext:value-type="string">
            <text:p>“Blues”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minimum distance mahalanobi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“Blues”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4">
          <table:table-cell office:value-type="string" calcext:value-type="string">
            <text:p>KNN n_n=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“Blues”</text:p>
          </table:table-cell>
          <table:table-cell office:value-type="float" office:value="0.6" calcext:value-type="float">
            <text:p>0.6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</table:table-row>
        <table:table-row table:style-name="ro4">
          <table:table-cell office:value-type="string" calcext:value-type="string">
            <text:p>KNN n_n=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“Blues”</text:p>
          </table:table-cell>
          <table:table-cell office:value-type="float" office:value="0.4" calcext:value-type="float">
            <text:p>0.4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</table:table-row>
        <table:table-row table:style-name="ro4">
          <table:table-cell office:value-type="string" calcext:value-type="string">
            <text:p>GN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“Blues”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</table:table-row>
        <table:table-row table:style-name="ro5">
          <table:table-cell table:style-name="ce4" office:value-type="string" calcext:value-type="string">
            <text:p>SVM kernel=rbf, C=10, gamma=0.0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“Blues”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table:style-name="ce4" office:value-type="string" calcext:value-type="string">
            <text:p>SVM kernel=rbf, <text:s/>C=100, gamma=0.00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“Blues”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</table:table-row>
        <table:table-row table:style-name="ro4" table:number-rows-repeated="1048563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3:20:21.777915989</meta:creation-date>
    <dc:date>2023-05-13T14:31:11.394110236</dc:date>
    <meta:editing-duration>PT1H10M50S</meta:editing-duration>
    <meta:editing-cycles>1</meta:editing-cycles>
    <meta:document-statistic meta:table-count="1" meta:cell-count="74" meta:object-count="0"/>
    <meta:generator>LibreOffice/7.5.3.2$Linux_X86_64 LibreOffice_project/50$Build-2</meta:generator>
  </office:meta>
</office:document-meta>
</file>